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7000002669A70D555.png"/>
  <manifest:file-entry manifest:media-type="image/png" manifest:full-path="Pictures/100002010000044C000002A4DA74C29B.png"/>
  <manifest:file-entry manifest:media-type="image/png" manifest:full-path="Pictures/100002010000058100000199FF54C593.png"/>
  <manifest:file-entry manifest:media-type="image/png" manifest:full-path="Pictures/1000020100000545000001E65AACC6F8.png"/>
  <manifest:file-entry manifest:media-type="image/png" manifest:full-path="Pictures/1000020100000321000002EC2B1ED95C.png"/>
  <manifest:file-entry manifest:media-type="image/png" manifest:full-path="Pictures/10000201000003390000009A648C8067.png"/>
  <manifest:file-entry manifest:media-type="image/png" manifest:full-path="Pictures/10000201000004E9000003080A51A486.png"/>
  <manifest:file-entry manifest:media-type="image/png" manifest:full-path="Pictures/1000020100000137000000C250D1A40F.png"/>
  <manifest:file-entry manifest:media-type="image/png" manifest:full-path="Pictures/100002010000058100000189CAAC1E84.png"/>
  <manifest:file-entry manifest:media-type="image/png" manifest:full-path="Pictures/1000020100000483000003075232E3ED.png"/>
  <manifest:file-entry manifest:media-type="image/png" manifest:full-path="Pictures/10000201000003CF000002F609B9DFAE.png"/>
  <manifest:file-entry manifest:media-type="image/png" manifest:full-path="Pictures/10000201000003450000018C7B662281.png"/>
  <manifest:file-entry manifest:media-type="image/png" manifest:full-path="Pictures/1000020100000354000001E5C688197A.png"/>
  <manifest:file-entry manifest:media-type="image/png" manifest:full-path="Pictures/100002010000045F000002575F1BCA83.png"/>
  <manifest:file-entry manifest:media-type="image/png" manifest:full-path="Pictures/100002010000033000000222D298D912.png"/>
  <manifest:file-entry manifest:media-type="image/png" manifest:full-path="Pictures/1000020100000429000002764108C23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kumentacja zadania owoce<text:line-break/></text:p>
      <text:p text:style-name="Standard"/>
      <text:p text:style-name="Standard"><draw:frame draw:style-name="fr1" draw:name="grafika1" text:anchor-type="paragraph" svg:width="17cm" svg:height="10.493cm" draw:z-index="0"><draw:image xlink:href="Pictures/10000201000004E9000003080A51A486.png" xlink:type="simple" xlink:show="embed" xlink:actuate="onLoad"/></draw:frame><text:line-break/></text:p>
      <text:p text:style-name="Standard"/>
      <text:p text:style-name="Standard"><draw:frame draw:style-name="fr1" draw:name="grafika2" text:anchor-type="paragraph" svg:width="17cm" svg:height="9.1cm" draw:z-index="1"><draw:image xlink:href="Pictures/100002010000045F000002575F1BCA83.png" xlink:type="simple" xlink:show="embed" xlink:actuate="onLoad"/></draw:frame></text:p>
      <text:p text:style-name="Standard"/>
      <text:p text:style-name="Standard">wchodzimy do VS przez code .</text:p>
      <text:p text:style-name="Standard"/>
      <text:p text:style-name="Standard"><draw:frame draw:style-name="fr2" draw:name="grafika3" text:anchor-type="paragraph" svg:width="10.8cm" svg:height="10.575cm" draw:z-index="2"><draw:image xlink:href="Pictures/10000201000002B7000002669A70D555.png" xlink:type="simple" xlink:show="embed" xlink:actuate="onLoad"/></draw:frame><text:soft-page-break/></text:p>
      <text:p text:style-name="Standard"/>
      <text:p text:style-name="Standard"/>
      <text:p text:style-name="Standard"><draw:frame draw:style-name="fr3" draw:name="grafika4" text:anchor-type="paragraph" svg:width="8.229cm" svg:height="5.133cm" draw:z-index="3"><draw:image xlink:href="Pictures/1000020100000137000000C250D1A40F.png" xlink:type="simple" xlink:show="embed" xlink:actuate="onLoad"/></draw:frame></text:p>
      <text:p text:style-name="Standard"/>
      <text:p text:style-name="Standard"><draw:frame draw:style-name="fr4" draw:name="grafika5" text:anchor-type="paragraph" svg:width="17cm" svg:height="9.677cm" draw:z-index="4"><draw:image xlink:href="Pictures/1000020100000354000001E5C688197A.png" xlink:type="simple" xlink:show="embed" xlink:actuate="onLoad"/></draw:frame><text:soft-page-break/></text:p>
      <text:p text:style-name="Standard"/>
      <text:p text:style-name="Standard"><draw:frame draw:style-name="fr1" draw:name="grafika6" text:anchor-type="paragraph" svg:width="17cm" svg:height="8.042cm" draw:z-index="5"><draw:image xlink:href="Pictures/10000201000003450000018C7B662281.png" xlink:type="simple" xlink:show="embed" xlink:actuate="onLoad"/></draw:frame></text:p>
      <text:p text:style-name="Standard"/>
      <text:p text:style-name="Standard"><draw:frame draw:style-name="fr1" draw:name="grafika7" text:anchor-type="paragraph" svg:width="17cm" svg:height="3.171cm" draw:z-index="6"><draw:image xlink:href="Pictures/10000201000003390000009A648C806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grafika8" text:anchor-type="paragraph" svg:width="17cm" svg:height="4.934cm" draw:z-index="7"><draw:image xlink:href="Pictures/100002010000058100000199FF54C593.png" xlink:type="simple" xlink:show="embed" xlink:actuate="onLoad"/></draw:frame></text:p>
      <text:p text:style-name="Standard"/>
      <text:p text:style-name="Standard"><draw:frame draw:style-name="fr1" draw:name="grafika9" text:anchor-type="paragraph" svg:width="17cm" svg:height="15.873cm" draw:z-index="8"><draw:image xlink:href="Pictures/1000020100000321000002EC2B1ED95C.png" xlink:type="simple" xlink:show="embed" xlink:actuate="onLoad"/></draw:frame></text:p>
      <text:p text:style-name="Standard"><draw:frame draw:style-name="fr5" draw:name="grafika10" text:anchor-type="paragraph" svg:x="-0.053cm" svg:y="-0.074cm" svg:width="17cm" svg:height="11.374cm" draw:z-index="9"><draw:image xlink:href="Pictures/100002010000033000000222D298D912.png" xlink:type="simple" xlink:show="embed" xlink:actuate="onLoad"/></draw:frame><text:soft-page-break/></text:p>
      <text:p text:style-name="Standard"/>
      <text:p text:style-name="Standard"/>
      <text:p text:style-name="Standard"><draw:frame draw:style-name="fr1" draw:name="grafika11" text:anchor-type="paragraph" svg:width="17cm" svg:height="6.124cm" draw:z-index="10"><draw:image xlink:href="Pictures/1000020100000545000001E65AACC6F8.png" xlink:type="simple" xlink:show="embed" xlink:actuate="onLoad"/></draw:frame></text:p>
      <text:p text:style-name="Standard"/>
      <text:p text:style-name="Standard"><draw:frame draw:style-name="fr4" draw:name="grafika12" text:anchor-type="paragraph" svg:width="17cm" svg:height="13.215cm" draw:z-index="11"><draw:image xlink:href="Pictures/10000201000003CF000002F609B9DFAE.png" xlink:type="simple" xlink:show="embed" xlink:actuate="onLoad"/></draw:frame><text:soft-page-break/></text:p>
      <text:p text:style-name="Standard"><draw:frame draw:style-name="fr1" draw:name="grafika13" text:anchor-type="paragraph" svg:width="17cm" svg:height="10.056cm" draw:z-index="12"><draw:image xlink:href="Pictures/1000020100000429000002764108C23A.png" xlink:type="simple" xlink:show="embed" xlink:actuate="onLoad"/></draw:frame></text:p>
      <text:p text:style-name="Standard"/>
      <text:p text:style-name="Standard"><draw:frame draw:style-name="fr4" draw:name="grafika14" text:anchor-type="paragraph" svg:width="17cm" svg:height="11.407cm" draw:z-index="13"><draw:image xlink:href="Pictures/1000020100000483000003075232E3ED.png" xlink:type="simple" xlink:show="embed" xlink:actuate="onLoad"/></draw:frame><text:soft-page-break/></text:p>
      <text:p text:style-name="Standard"/>
      <text:p text:style-name="Standard"><draw:frame draw:style-name="fr1" draw:name="grafika15" text:anchor-type="paragraph" svg:width="17cm" svg:height="4.74cm" draw:z-index="14"><draw:image xlink:href="Pictures/100002010000058100000189CAAC1E84.png" xlink:type="simple" xlink:show="embed" xlink:actuate="onLoad"/></draw:frame></text:p>
      <text:p text:style-name="Standard"><draw:frame draw:style-name="fr4" draw:name="grafika16" text:anchor-type="paragraph" svg:width="17cm" svg:height="10.446cm" draw:z-index="15"><draw:image xlink:href="Pictures/100002010000044C000002A4DA74C29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1-26T14:22:04.44</meta:creation-date>
    <dc:date>2026-01-26T15:20:29.64</dc:date>
    <meta:editing-duration>PT31M37S</meta:editing-duration>
    <meta:editing-cycles>2</meta:editing-cycles>
    <meta:generator>OpenOffice/4.1.15$Win32 OpenOffice.org_project/4115m2$Build-9813</meta:generator>
    <meta:document-statistic meta:table-count="0" meta:image-count="16" meta:object-count="0" meta:page-count="8" meta:paragraph-count="3" meta:word-count="9" meta:character-count="56"/>
  </office:meta>
</office:document-meta>
</file>